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5cm" svg:stroke-linecap="round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marker-start-width="0.5cm" draw:marker-end-width="0.5cm" draw:textarea-horizontal-align="justify" draw:textarea-vertical-align="middle" draw:auto-grow-height="false" fo:min-height="0.216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marker-start-width="0.5cm" draw:marker-end-width="0.5cm" draw:fill-color="#ff9900" draw:textarea-horizontal-align="justify" draw:textarea-vertical-align="middle" draw:auto-grow-height="false" fo:min-height="0.216cm" fo:min-width="0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33ff99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8" style:family="paragraph">
      <style:text-properties fo:font-weight="bold"/>
    </style:style>
    <style:style style:name="P9" style:family="paragraph">
      <loext:graphic-properties draw:fill="none" draw:fill-color="#ffffff"/>
      <style:text-properties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4cm" svg:y1="10.9cm" svg:x2="14.395cm" svg:y2="10.9cm">
            <text:p/>
          </draw:line>
          <draw:line draw:style-name="gr1" draw:text-style-name="P1" draw:layer="layout" svg:x1="5.375cm" svg:y1="10.9cm" svg:x2="5.375cm" svg:y2="5.5cm">
            <text:p/>
          </draw:line>
        </draw:g>
        <draw:custom-shape draw:style-name="gr2" draw:text-style-name="P2" draw:layer="layout" svg:width="0.8cm" svg:height="0.8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8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7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9.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8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9.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2.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2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3.2cm" svg:y="8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8cm" svg:height="0.8cm" svg:x="11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1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2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0.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2cm" svg:y1="5.5cm" svg:x2="15.2cm" svg:y2="9.79cm">
          <text:p/>
        </draw:line>
        <draw:line draw:style-name="gr5" draw:text-style-name="P1" draw:layer="layout" svg:x1="10.61cm" svg:y1="10.5cm" svg:x2="10.2cm" svg:y2="5.5cm">
          <text:p/>
        </draw:line>
        <draw:frame draw:style-name="gr6" draw:text-style-name="P5" draw:layer="layout" svg:width="4.4cm" svg:height="0.962cm" draw:transform="rotate (1.5707963267949) translate (4.4cm 10.7cm)">
          <draw:text-box>
            <text:p text:style-name="P4"><text:span text:style-name="T1">Dimension 2</text:span></text:p>
          </draw:text-box>
        </draw:frame>
        <draw:frame draw:style-name="gr6" draw:text-style-name="P7" draw:layer="layout" svg:width="4.4cm" svg:height="0.962cm" svg:x="9.5cm" svg:y="10.838cm">
          <draw:text-box>
            <text:p text:style-name="P6"><text:span text:style-name="T1">Dimension 1</text:span></text:p>
          </draw:text-box>
        </draw:frame>
        <draw:frame draw:style-name="gr6" draw:text-style-name="P7" draw:layer="layout" svg:width="2.4cm" svg:height="0.962cm" svg:x="5cm" svg:y="4.638cm">
          <draw:text-box>
            <text:p text:style-name="P6"><text:span text:style-name="T1">Line 1</text:span></text:p>
          </draw:text-box>
        </draw:frame>
        <draw:frame draw:style-name="gr6" draw:text-style-name="P7" draw:layer="layout" svg:width="2.4cm" svg:height="0.962cm" svg:x="8.7cm" svg:y="4.638cm">
          <draw:text-box>
            <text:p text:style-name="P6"><text:span text:style-name="T1">Line 2</text:span></text:p>
          </draw:text-box>
        </draw:frame>
        <draw:frame draw:style-name="gr6" draw:text-style-name="P7" draw:layer="layout" svg:width="2.4cm" svg:height="0.962cm" svg:x="13.1cm" svg:y="4.638cm">
          <draw:text-box>
            <text:p text:style-name="P6"><text:span text:style-name="T1">Line 3</text:span></text:p>
          </draw:text-box>
        </draw:frame>
        <draw:line draw:style-name="gr7" draw:text-style-name="P1" draw:layer="layout" svg:x1="13.1cm" svg:y1="5.5cm" svg:x2="7.9cm" svg:y2="10.71cm">
          <text:p/>
        </draw:line>
        <draw:frame draw:style-name="gr8" draw:text-style-name="P9" draw:layer="layout" svg:width="2.8cm" svg:height="0.962cm" draw:transform="rotate (0.810879970476566) translate (11.087cm 9.566cm)">
          <draw:text-box>
            <text:p text:style-name="P8">Class 2</text:p>
          </draw:text-box>
        </draw:frame>
        <draw:frame draw:style-name="gr8" draw:text-style-name="P9" draw:layer="layout" svg:width="2.8cm" svg:height="0.962cm" draw:transform="rotate (0.74193946502279) translate (7.013cm 8.012cm)">
          <draw:text-box>
            <text:p text:style-name="P8">Class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16:19:18.656081182</meta:creation-date>
    <dc:date>2017-06-17T17:42:14.516602676</dc:date>
    <meta:editing-duration>PT8M2S</meta:editing-duration>
    <meta:editing-cycles>3</meta:editing-cycles>
    <meta:generator>LibreOffice/5.1.6.2$Linux_X86_64 LibreOffice_project/10m0$Build-2</meta:generator>
    <meta:document-statistic meta:object-count="27"/>
  </office:meta>
</office:document-meta>
</file>